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200"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bbe33d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1"/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4" office:value-type="string" calcext:value-type="string">
            <text:p>R2eq</text:p>
          </table:table-cell>
          <table:table-cell table:style-name="ce2" office:value-type="string" calcext:value-type="string">
            <text:p>Vou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Vref</text:p>
          </table:table-cell>
          <table:table-cell table:style-name="ce2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pen</text:p>
          </table:table-cell>
          <table:table-cell table:formula="of:=[.B11]" office:value-type="float" office:value="8210" calcext:value-type="float">
            <text:p>8210</text:p>
          </table:table-cell>
          <table:table-cell table:style-name="Default" table:formula="of:=[.B12]" office:value-type="float" office:value="8200" calcext:value-type="float">
            <text:p>8200</text:p>
          </table:table-cell>
          <table:table-cell table:formula="of:=[.H2]*[.C2]/([.B2]+[.C2])" office:value-type="float" office:value="1.64899451553931" calcext:value-type="float">
            <text:p>1.64899451553931</text:p>
          </table:table-cell>
          <table:table-cell table:formula="of:=[.D2]*[.F2]/[.G2]" office:value-type="float" office:value="164.899451553931" calcext:value-type="float">
            <text:p>164.899451553931</text:p>
          </table:table-cell>
          <table:table-cell table:style-name="ce6" table:formula="of:=2^8" office:value-type="float" office:value="256" calcext:value-type="float">
            <text:p>256</text:p>
          </table:table-cell>
          <table:table-cell table:style-name="ce6" office:value-type="float" office:value="2.56" calcext:value-type="float">
            <text:p>2.56</text:p>
          </table:table-cell>
          <table:table-cell table:style-name="ce6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formula="of:=[.B2]" office:value-type="float" office:value="8210" calcext:value-type="float">
            <text:p>8210</text:p>
          </table:table-cell>
          <table:table-cell table:style-name="Default" table:formula="of:=1/(1/[.B12]+1/[.B13])" office:value-type="float" office:value="5966.11295681063" calcext:value-type="float">
            <text:p>5966.11295681063</text:p>
          </table:table-cell>
          <table:table-cell table:formula="of:=[.H3]*[.C3]/([.B3]+[.C3])" office:value-type="float" office:value="1.38882730530278" calcext:value-type="float">
            <text:p>1.38882730530278</text:p>
          </table:table-cell>
          <table:table-cell table:style-name="ce5" table:formula="of:=[.D3]*[.F3]/[.G3]" office:value-type="float" office:value="138.882730530278" calcext:value-type="float">
            <text:p>138.882730530278</text:p>
          </table:table-cell>
          <table:table-cell table:formula="of:=[.F2]" office:value-type="float" office:value="256" calcext:value-type="float">
            <text:p>256</text:p>
          </table:table-cell>
          <table:table-cell table:formula="of:=[.G2]" office:value-type="float" office:value="2.56" calcext:value-type="float">
            <text:p>2.56</text:p>
          </table:table-cell>
          <table:table-cell table:formula="of:=[.H2]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formula="of:=[.B3]" office:value-type="float" office:value="8210" calcext:value-type="float">
            <text:p>8210</text:p>
          </table:table-cell>
          <table:table-cell table:style-name="Default" table:formula="of:=1/(1/[.B12]+1/[.B14])" office:value-type="float" office:value="4107.48630553865" calcext:value-type="float">
            <text:p>4107.48630553865</text:p>
          </table:table-cell>
          <table:table-cell table:formula="of:=[.H4]*[.C4]/([.B4]+[.C4])" office:value-type="float" office:value="1.10044407373788" calcext:value-type="float">
            <text:p>1.10044407373788</text:p>
          </table:table-cell>
          <table:table-cell table:style-name="ce5" table:formula="of:=[.D4]*[.F4]/[.G4]" office:value-type="float" office:value="110.044407373788" calcext:value-type="float">
            <text:p>110.044407373788</text:p>
          </table:table-cell>
          <table:table-cell table:formula="of:=[.F3]" office:value-type="float" office:value="256" calcext:value-type="float">
            <text:p>256</text:p>
          </table:table-cell>
          <table:table-cell table:formula="of:=[.G3]" office:value-type="float" office:value="2.56" calcext:value-type="float">
            <text:p>2.56</text:p>
          </table:table-cell>
          <table:table-cell table:formula="of:=[.H3]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formula="of:=[.B4]" office:value-type="float" office:value="8210" calcext:value-type="float">
            <text:p>8210</text:p>
          </table:table-cell>
          <table:table-cell table:style-name="Default" table:formula="of:=1/(1/[.B12]+1/[.B15])" office:value-type="float" office:value="2191.06344950849" calcext:value-type="float">
            <text:p>2191.06344950849</text:p>
          </table:table-cell>
          <table:table-cell table:formula="of:=[.H5]*[.C5]/([.B5]+[.C5])" office:value-type="float" office:value="0.695170202400765" calcext:value-type="float">
            <text:p>0.695170202400765</text:p>
          </table:table-cell>
          <table:table-cell table:style-name="ce5" table:formula="of:=[.D5]*[.F5]/[.G5]" office:value-type="float" office:value="69.5170202400765" calcext:value-type="float">
            <text:p>69.5170202400765</text:p>
          </table:table-cell>
          <table:table-cell table:formula="of:=[.F4]" office:value-type="float" office:value="256" calcext:value-type="float">
            <text:p>256</text:p>
          </table:table-cell>
          <table:table-cell table:formula="of:=[.G4]" office:value-type="float" office:value="2.56" calcext:value-type="float">
            <text:p>2.56</text:p>
          </table:table-cell>
          <table:table-cell table:formula="of:=[.H4]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formula="of:=[.B5]" office:value-type="float" office:value="8210" calcext:value-type="float">
            <text:p>8210</text:p>
          </table:table-cell>
          <table:table-cell table:style-name="Default" table:formula="of:=1/(1/[.B12]+1/[.B16])" office:value-type="float" office:value="619.391206313416" calcext:value-type="float">
            <text:p>619.391206313416</text:p>
          </table:table-cell>
          <table:table-cell table:formula="of:=[.H6]*[.C6]/([.B6]+[.C6])" office:value-type="float" office:value="0.231498518195991" calcext:value-type="float">
            <text:p>0.231498518195991</text:p>
          </table:table-cell>
          <table:table-cell table:style-name="ce5" table:formula="of:=[.D6]*[.F6]/[.G6]" office:value-type="float" office:value="23.1498518195991" calcext:value-type="float">
            <text:p>23.1498518195991</text:p>
          </table:table-cell>
          <table:table-cell table:formula="of:=[.F5]" office:value-type="float" office:value="256" calcext:value-type="float">
            <text:p>256</text:p>
          </table:table-cell>
          <table:table-cell table:formula="of:=[.G5]" office:value-type="float" office:value="2.56" calcext:value-type="float">
            <text:p>2.56</text:p>
          </table:table-cell>
          <table:table-cell table:formula="of:=[.H5]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osed</text:p>
          </table:table-cell>
          <table:table-cell table:formula="of:=[.B6]" office:value-type="float" office:value="8210" calcext:value-type="float">
            <text:p>8210</text:p>
          </table:table-cell>
          <table:table-cell table:style-name="Default" office:value-type="float" office:value="0" calcext:value-type="float">
            <text:p>0</text:p>
          </table:table-cell>
          <table:table-cell table:formula="of:=[.H7]*[.C7]/([.B7]+[.C7])" office:value-type="float" office:value="0" calcext:value-type="float">
            <text:p>0</text:p>
          </table:table-cell>
          <table:table-cell table:formula="of:=[.D7]*[.F7]/[.G7]" office:value-type="float" office:value="0" calcext:value-type="float">
            <text:p>0</text:p>
          </table:table-cell>
          <table:table-cell table:formula="of:=[.F6]" office:value-type="float" office:value="256" calcext:value-type="float">
            <text:p>256</text:p>
          </table:table-cell>
          <table:table-cell table:formula="of:=[.G6]" office:value-type="float" office:value="2.56" calcext:value-type="float">
            <text:p>2.56</text:p>
          </table:table-cell>
          <table:table-cell table:formula="of:=[.H6]" office:value-type="float" office:value="3.3" calcext:value-type="float">
            <text:p>3.3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3" office:value-type="float" office:value="8210" calcext:value-type="float">
            <text:p>8210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3" office:value-type="float" office:value="8200" calcext:value-type="float">
            <text:p>8200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3" office:value-type="float" office:value="21900" calcext:value-type="float">
            <text:p>21900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3" office:value-type="float" office:value="8230" calcext:value-type="float">
            <text:p>8230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3" office:value-type="float" office:value="2990" calcext:value-type="float">
            <text:p>2990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3" office:value-type="float" office:value="670" calcext:value-type="float">
            <text:p>670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2T18:47:01.832997347</meta:creation-date>
    <meta:generator>LibreOffice/6.1.5.2$Linux_ARM_EABI LibreOffice_project/10$Build-2</meta:generator>
    <dc:date>2021-10-02T21:20:48.699067378</dc:date>
    <meta:editing-duration>PT1H14M16S</meta:editing-duration>
    <meta:editing-cycles>17</meta:editing-cycles>
    <meta:document-statistic meta:table-count="1" meta:cell-count="67" meta:object-count="0"/>
  </office:meta>
</office:document-meta>
</file>